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18.29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#fff9ae"/>
    </style:style>
    <style:style style:name="ce7" style:family="table-cell" style:parent-style-name="Default">
      <style:table-cell-properties fo:background-color="#87d1d1"/>
    </style:style>
    <style:style style:name="ce6" style:family="table-cell" style:parent-style-name="Default">
      <style:table-cell-properties fo:background-color="#ffdaa2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ffdaa2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ip Throw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Defend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Grab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string" calcext:value-type="string">
            <text:p>-Str</text:p>
          </table:table-cell>
          <table:table-cell table:style-name="ce9" office:value-type="string" calcext:value-type="string">
            <text:p>Enable</text:p>
          </table:table-cell>
          <table:table-cell table:style-name="ce9" table:number-columns-repeated="4"/>
          <table:table-cell table:style-name="ce5" office:value-type="string" calcext:value-type="string">
            <text:p>Apply 2(3) Grapple. Enemy loses 2(3) strength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3" office:value-type="string" calcext:value-type="string">
            <text:p>Deal 9(12) damage. If the enemy is grappled, draw a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Lightning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Costs 1 less * for each time a Void card exhausts. Deal 7(9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alf Nelson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7" office:value-type="string" calcext:value-type="string">
            <text:p>Deal 5(6) damage. If the enemy is grappled, deal an extra 6(8) Damage. Apply 1(2)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Gain 3(4) block. Deal 4(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7" office:value-type="string" calcext:value-type="string">
            <text:p>Deal 5(8) damage to ALL enemies. Apply 1(2) grapple to ALL enemies.</text:p>
          </table:table-cell>
          <table:table-cell office:value-type="string" calcext:value-type="string">
            <text:p>Maybe remove grapple until upgraded (if too much grapple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2(1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7" office:value-type="string" calcext:value-type="string">
            <text:p>Psychedelic Illus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Deal 4(6) damage to ALL enemies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Roughhous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Deal 2 damage 4(5) times to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8(26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Armba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11(15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reful Approach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Apply 1 grapple (to ALL enemies).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table:number-columns-repeated="5"/>
          <table:table-cell table:style-name="ce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3(4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raw 3(4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Fireman Lif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Apply 3(5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3(4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earthly Ski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Dark Suggest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table:number-columns-repeated="2"/>
          <table:table-cell table:style-name="ce5" office:value-type="string" calcext:value-type="string">
            <text:p>Apply 6(9) horror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mnesia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9"/>
          <table:table-cell table:style-name="ce7" office:value-type="string" calcext:value-type="string">
            <text:p>Whenever you play a card, Exhaust it. At the start of your turn, return 3(5) cards from your exhaust pile to your han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6" office:value-type="string" calcext:value-type="string">
            <text:p>Chokeslam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string" calcext:value-type="string">
            <text:p>Attack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Payoff</text:p>
          </table:table-cell>
          <table:table-cell table:style-name="ce10" table:number-columns-repeated="3"/>
          <table:table-cell table:style-name="ce7" office:value-type="string" calcext:value-type="string">
            <text:p>If the enemy is grappled, deal 15(21) damage. Deal 5(8) damage to ALL grappled enemies. Remove all grapple.</text:p>
          </table:table-cell>
          <table:table-cell office:value-type="string" calcext:value-type="string">
            <text:p>Fix how the damage is applied if possible</text:p>
          </table:table-cell>
        </table:table-row>
        <table:table-row table:style-name="ro1">
          <table:table-cell/>
          <table:table-cell table:style-name="ce5" office:value-type="string" calcext:value-type="string">
            <text:p>Full Body Vice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string" calcext:value-type="string">
            <text:p>-Str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18(24) damage and they lose 11(18) strength this turn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aymak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string" calcext:value-type="string">
            <text:p>Vuln</text:p>
          </table:table-cell>
          <table:table-cell table:style-name="ce9" table:number-columns-repeated="6"/>
          <table:table-cell table:style-name="ce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untain Bomb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Enable</text:p>
          </table:table-cell>
          <table:table-cell table:style-name="ce9" table:number-columns-repeated="4"/>
          <table:table-cell table:style-name="ce7" office:value-type="string" calcext:value-type="string">
            <text:p>Deal 10 damage. If the enemy intends to attack, deal 10(15) extra damage and apply 3(4) grapp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ision of the Depths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Devoid. Deal 4(6) damage to ALL enemies for each Void card in your exhaust pi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**(*)</text:p>
          </table:table-cell>
          <table:table-cell table:style-name="ce8" table:number-columns-repeated="6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The first time you draw a Void card on your turn, gain **(*)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vore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Enable</text:p>
          </table:table-cell>
          <table:table-cell table:style-name="ce3" office:value-type="string" calcext:value-type="string">
            <text:p>Devoid. {Ethereal.} At the start of your turn, shuffle X random boons into your draw pi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ron Grip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5" office:value-type="string" calcext:value-type="string">
            <text:p>(Innate.) Grapple is affected by Strength and Dexterit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3"/>
          <table:table-cell table:style-name="ce8" office:value-type="string" calcext:value-type="string">
            <text:p>Weak/Vuln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ush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7" office:value-type="string" calcext:value-type="string">
            <text:p>Apply X grapple to ALL enemies (twice). Each enemy loses HP equal to X(+1) times their grapple.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Dominate Mind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Apply 40(50) domination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2"/>
          <table:table-cell table:style-name="ce8" office:value-type="string" calcext:value-type="string">
            <text:p>+Str</text:p>
          </table:table-cell>
          <table:table-cell table:style-name="ce8" table:number-columns-repeated="6"/>
          <table:table-cell table:style-name="ce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3(2)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8" office:value-type="string" calcext:value-type="string">
            <text:p>Enable</text:p>
          </table:table-cell>
          <table:table-cell table:style-name="ce8"/>
          <table:table-cell table:style-name="ce7" office:value-type="string" calcext:value-type="string">
            <text:p><text:span text:style-name="T1">Devoid. If the enemy is grappled, gain block equal their current attack and apply 3 weak.</text:span>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7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’s HP is less than 10 times their grapple, set that enemy’s HP to zero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oid C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20(25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l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*(*)</text:p>
          </table:table-cell>
          <table:table-cell table:style-name="ce8" office:value-type="string" calcext:value-type="string">
            <text:p>2(3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ear Hug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8(11) Damage and gain 8(11) block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tapul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hispers in the Dark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9"/>
          <table:table-cell table:style-name="ce5" office:value-type="string" calcext:value-type="string">
            <text:p>Apply 2(3) horror to ALL enemi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rag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6(9) damage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Eldritch Sh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1(15) damage to ALL grappled enemi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nnate. Deal 8 damage. If the enemy is grappled, deal 6 extra damag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ammer Strik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Str+</text:p>
          </table:table-cell>
          <table:table-cell table:style-name="ce8" table:number-columns-repeated="6"/>
          <table:table-cell table:style-name="ce3" office:value-type="string" calcext:value-type="string">
            <text:p>Deal 7(10) damage. Gain 1 Strength. Draw 1 card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ind Eater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If the enemy is grappled, deal 9(12) damage and apply 9(12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Deal 10(14) damage. If fatal, add a random Boon to your de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nduit of the Deep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al 4(5) damage for each Void card in your exhaust pile.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Wrestling Move?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5" office:value-type="string" calcext:value-type="string">
            <text:p>Deal 5(8) damage. If the enemy is grappled, gain * and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deal 1(2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orbidden Knowledg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+Str/+Dex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/>
          <table:table-cell table:style-name="ce3" office:value-type="string" calcext:value-type="string">
            <text:p>Whenever you draw a Void card, gain 1(2) strength and 1(2) dexterity that turn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nnerving Laughter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Ethereal. At the start of your turn, apply 1(2) horror to a random enemy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p Close and Personal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Your attacks deal 3(5) extra damage to grappled enemies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anishing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+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(Innate.) Devoid. Whenever a Void card exhausts, gain 1 dexterit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gility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Dex+</text:p>
          </table:table-cell>
          <table:table-cell table:style-name="ce8" table:number-columns-repeated="6"/>
          <table:table-cell table:style-name="ce3" office:value-type="string" calcext:value-type="string">
            <text:p>Gain 1(+1) dexterity. Exhaust. Can be upgraded multiple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 table:number-columns-repeated="4"/>
          <table:table-cell table:style-name="ce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oss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t Read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+Str+/+Dex+</text:p>
          </table:table-cell>
          <table:table-cell table:style-name="ce8" table:number-columns-repeated="6"/>
          <table:table-cell table:style-name="ce3" office:value-type="string" calcext:value-type="string">
            <text:p>Innate. Gain 2 strength and 2 dexterity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t Se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Innate. Apply 1 grapple. Gain 8 block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rowing D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Apply 8(12) horror and increase the value of this card by 4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umiliat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string" calcext:value-type="string">
            <text:p>Vuln/-Str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apply 3(5) vulnerable. ALL enemies lose 8(11) strength this turn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1(2)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raw 1(2) card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7" office:value-type="string" calcext:value-type="string">
            <text:p><text:span text:style-name="T1">Gain 5(7) block for each grapple on ALL enemies. </text:span>Remove all grapple from ALL enemies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eti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crambl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+Dex+</text:p>
          </table:table-cell>
          <table:table-cell table:style-name="ce8" table:number-columns-repeated="6"/>
          <table:table-cell table:style-name="ce3" office:value-type="string" calcext:value-type="string">
            <text:p>Gain 5(8) Block. Gain 1 Dexterity. Draw 1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string" calcext:value-type="string">
            <text:p>-Str+</text:p>
          </table:table-cell>
          <table:table-cell table:style-name="ce8" table:number-columns-repeated="3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Enemy loses 1(2) strength for each Void in your Exhaust pile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Str+</text:p>
          </table:table-cell>
          <table:table-cell table:style-name="ce8" table:number-columns-repeated="6"/>
          <table:table-cell table:style-name="ce3" office:value-type="string" calcext:value-type="string">
            <text:p>Gain 1(+1) strength. Exhaust. Can be upgraded multiple tim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him of the God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Add a random boon to your hand.</text:p>
          </table:table-cell>
          <table:table-cell/>
        </table:table-row>
        <table:table-row table:style-name="ro1" table:number-rows-repeated="104849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office:forms form:automatic-focus="false" form:apply-design-mode="false"/>
        <table:table-column table:style-name="co8" table:number-columns-repeated="2" table:default-cell-style-name="ce15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Sheet1.$E$1:$Sheet1.$E$190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Sheet1.$E$1:$Sheet1.$E$190]; &quot;0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Sheet1.$E$1:$Sheet1.$E$190]; &quot;1*&quot;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Sheet1.$E$1:$Sheet1.$E$190]; &quot;2*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Sheet1.$E$1:$Sheet1.$E$190]; &quot;3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Sheet1.$E$1:$Sheet1.$E$190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Sheet1.$C$1:$Sheet1.$C$190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Sheet1.$C$1:$Sheet1.$C$190]; &quot;Common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Sheet1.$C$1:$Sheet1.$C$190]; &quot;Uncommon&quot;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Sheet1.$C$1:$Sheet1.$C$190]; &quot;Rare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Sheet1.$C$1:$Sheet1.$C$190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Sheet1.$D$1:$Sheet1.$D$190]; &quot;Attack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Sheet1.$D$1:$Sheet1.$D$190]; &quot;Skill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Sheet1.$D$1:$Sheet1.$D$190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5" calcext:value-type="float">
            <text:p>75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8" table:number-columns-repeated="10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Every 2 turns, shuffle a Void into your Draw pile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visibility Cape</text:p>
          </table:table-cell>
          <table:table-cell office:value-type="string" calcext:value-type="string">
            <text:p>Un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ed Armor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(4)</text:p>
          </table:table-cell>
          <table:table-cell table:number-columns-repeated="5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angible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Dex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Str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ak/Vuln</text:p>
          </table:table-cell>
          <table:table-cell table:number-columns-repeated="3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(*)</text:p>
          </table:table-cell>
          <table:table-cell table:number-columns-repeated="6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5" office:value-type="string" calcext:value-type="string">
            <text:p>Group Hug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style-name="ce3" office:value-type="string" calcext:value-type="string">
            <text:p>Willing Posse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string" calcext:value-type="string">
            <text:p>Enable</text:p>
          </table:table-cell>
          <table:table-cell table:style-name="ce3" table:number-columns-repeated="2"/>
          <table:table-cell table:style-name="ce3" office:value-type="string" calcext:value-type="string">
            <text:p>Gain 2(3) strength and 2(3) dexterity at the start of each turn. Gain 5 madness at the end of each turn.</text:p>
          </table:table-cell>
        </table:table-row>
      </table:table>
      <table:named-expressions/>
      <table:database-ranges>
        <table:database-range table:name="__Anonymous_Sheet_DB__0" table:target-range-address="Sheet1.A1:Sheet1.P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9:33:37.166166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5-12T07:46:44.925625882</dc:date>
    <meta:editing-duration>P3DT18H37M22S</meta:editing-duration>
    <meta:editing-cycles>112</meta:editing-cycles>
    <meta:generator>LibreOffice/6.0.7.3$Linux_X86_64 LibreOffice_project/00m0$Build-3</meta:generator>
    <meta:document-statistic meta:table-count="3" meta:cell-count="628" meta:object-count="0"/>
  </office:meta>
</office:document-meta>
</file>